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2">Scene 2: Maple and Berry</text:p>
      <text:p text:style-name="P5"/>
      <text:list xml:id="list4901996700200833220" text:style-name="L1">
        <text:list-header>
          <text:p text:style-name="P4">Scenario</text:p>
          <text:p text:style-name="P6"/>
        </text:list-header>
        <text:list-item>
          <text:p text:style-name="P6">The PCs are regrouping after the fight in Two Ford</text:p>
          <text:list>
            <text:list-item>
              <text:p text:style-name="P8">Two Ford Tavern</text:p>
              <text:list>
                <text:list-item>
                  <text:p text:style-name="P6">Cedar, Nyx, Thom, and Faceless are at the Two Ford Tavern after Bajok asked Cedar to give medical aid to the fallen riders.</text:p>
                  <text:list>
                    <text:list-item>
                      <text:p text:style-name="P6">Bajok asking for the PC's help convinced the Guards questioning them to let them go inside</text:p>
                    </text:list-item>
                    <text:list-item>
                      <text:p text:style-name="P6">One guard (Earnest Bluecrest/Gilcuddy) accompanies them while the other (Beckett Locklear/Gilcuddy) attempts to catch Snas and Grant (he fails)</text:p>
                    </text:list-item>
                    <text:list-item>
                      <text:p text:style-name="P6">Maple has been laid down on cloths on a table, and is stable, but on the edge of consciousness</text:p>
                    </text:list-item>
                    <text:list-item>
                      <text:p text:style-name="P6">Berry is sitting next to them holding their hand, chatting with some of the Thunderfoots</text:p>
                    </text:list-item>
                  </text:list>
                </text:list-item>
              </text:list>
            </text:list-item>
            <text:list-item>
              <text:p text:style-name="P8">Hiding with Grant</text:p>
              <text:list>
                <text:list-item>
                  <text:p text:style-name="P6">Snas is hiding with Grant</text:p>
                </text:list-item>
              </text:list>
            </text:list-item>
          </text:list>
          <text:p text:style-name="P4"/>
          <text:p text:style-name="P4">Information</text:p>
        </text:list-item>
      </text:list>
      <text:p text:style-name="P3"/>
      <text:list xml:id="list30652473" text:continue-numbering="true" text:style-name="L1">
        <text:list-item>
          <text:p text:style-name="P8">Maple Telly and Berry Pellreede (“Irish” - Halflings)</text:p>
          <text:list>
            <text:list-item>
              <text:p text:style-name="P8">Delivery </text:p>
              <text:list>
                <text:list-item>
                  <text:p text:style-name="P8">Work for Orre-Gene's Parcel Service based in Greyhawk</text:p>
                  <text:list>
                    <text:list-item>
                      <text:p text:style-name="P6">Founded by Orre-Gene Jemisin, a Tiefling Rogue whose knowledge of the surrounding area and the Underdark have allowed her to plot super efficient trade routes for couriers capable of making slightly perilous journeys</text:p>
                      <text:list>
                        <text:list-item>
                          <text:p text:style-name="P6">this is a front, and “Orre-Gene Jemisin” is a real Tiefling, but this is a fake name – she is in fact the leader of of the Greyhawk chapter of the Order of the Green Rose</text:p>
                        </text:list-item>
                      </text:list>
                    </text:list-item>
                  </text:list>
                </text:list-item>
                <text:list-item>
                  <text:p text:style-name="P6">They were headed to Old Peculiar to deliver some samples from the Eranger Family Animal Sanctuary to the famous chemist and herbologist Ishmael Luchtenduft, who had sent out word that he thought he might have a breakthrough on a cure for the blight</text:p>
                  <text:list>
                    <text:list-item>
                      <text:p text:style-name="P6">The Eranger's had gotten the call from Old Peculiar, and taken samples from animals in the area suffering from the blight</text:p>
                      <text:list>
                        <text:list-item>
                          <text:p text:style-name="P6">The Eranger Family Animal Sanctuary is far to the North in the former Duchy of Tenh</text:p>
                          <text:list>
                            <text:list-item>
                              <text:p text:style-name="P6">The sanctuary itself is in a plain surrounded by three separate ecosystems – the Phostwood to the south, the Griff Mountains to the North, and the Troll Fens to the North East</text:p>
                            </text:list-item>
                            <text:list-item>
                              <text:p text:style-name="P6">The Eranger's have been trying and failing to save blighted animals, and have been noticing increasing cases of blight, and a change of energy in the Troll </text:p>
                            </text:list-item>
                            <text:list-item>
                              <text:p text:style-name="P6">their concern then is that there's something being carried by the nearby Yol</text:p>
                            </text:list-item>
                          </text:list>
                        </text:list-item>
                      </text:list>
                    </text:list-item>
                    <text:list-item>
                      <text:p text:style-name="P6"><text:soft-page-break/>Maple and Berry flew South on some of the famous Eranger family Griffs with Lon Eranger, who dropped them off at Radigast, where they bought passage across the Nyr Dyv to the foot of the Cairn Hills</text:p>
                    </text:list-item>
                    <text:list-item>
                      <text:p text:style-name="P6">From there they continued to Diamond Lake</text:p>
                      <text:list>
                        <text:list-item>
                          <text:p text:style-name="P6">Years before they'd <text:s/>been there and met an aspiring shipbuilder named <text:span text:style-name="T1">Therun Mott</text:span></text:p>
                          <text:list>
                            <text:list-item>
                              <text:p text:style-name="P6">Last time they'd met Therun, he'd shown them some of his designs, and they promised that if they were ever passing through again they'd stop by to see if he had any new designs for them to test</text:p>
                            </text:list-item>
                            <text:list-item>
                              <text:p text:style-name="P6">He did, and they set off</text:p>
                            </text:list-item>
                            <text:list-item>
                              <text:p text:style-name="P6">This is the same kid who Cedar met, so Berry will mention he had a feeling her boat was one of Therun's designs</text:p>
                            </text:list-item>
                            <text:list-item>
                              <text:p text:style-name="P6">“shame that ogre got it...and that poor boar down with it”</text:p>
                            </text:list-item>
                          </text:list>
                        </text:list-item>
                      </text:list>
                    </text:list-item>
                  </text:list>
                </text:list-item>
                <text:list-item>
                  <text:p text:style-name="P6">All this is true, but they will not say that along with the Eranger Sanctuary samples, they are also carrying Rose Extract</text:p>
                </text:list-item>
                <text:list-item>
                  <text:p text:style-name="P6">Maple will show them the custom pouch that Berry wore across her chest, and explain that when they have to transport something hazardous, they do it with pouches that basically neutralize whatever's in them if there's a breach.</text:p>
                  <text:list>
                    <text:list-item>
                      <text:p text:style-name="P6">If the PCs ask to look in the pouch, they'll say it's too risky to open it before they can take it to a proper disposal center</text:p>
                      <text:list>
                        <text:list-item>
                          <text:p text:style-name="P6">a red and white striped nylon type thing that kinda looks like the covers they put over houses that are being fumigated</text:p>
                        </text:list-item>
                      </text:list>
                    </text:list-item>
                  </text:list>
                </text:list-item>
              </text:list>
            </text:list-item>
            <text:list-item>
              <text:p text:style-name="P8">Ambush</text:p>
              <text:list>
                <text:list-item>
                  <text:p text:style-name="P6">They were rafting down the Ery River from Diamond Lake, planning to turn East onto the Neen which they'd ride the rest of the way to Old Peculiar</text:p>
                  <text:list>
                    <text:list-item>
                      <text:p text:style-name="P6">Just as they made the turn onto the bend, their raft ran aground on a barge out of nowhere</text:p>
                    </text:list-item>
                    <text:list-item>
                      <text:p text:style-name="P6">They heard a horn and a horrible croaking just as a moment of darkness passed that they could only describe as feeling like “the sun blinked”, then everything went bananas</text:p>
                    </text:list-item>
                    <text:list-item>
                      <text:p text:style-name="P6">With their raft destroyed they decided to make a run for Two Ford, but every so often the croaking and blink of the sun would happen again, and they'd hear the thwip of crossbow bolts and then see the shafts at their feet</text:p>
                      <text:list>
                        <text:list-item>
                          <text:p text:style-name="P6">good ol' Halfling luck after all</text:p>
                        </text:list-item>
                      </text:list>
                    </text:list-item>
                    <text:list-item>
                      <text:p text:style-name="P6">They managed to avoid the bolts, but eventually, after another moment of darkness, there was a Bugbear lunging at Maple</text:p>
                      <text:list>
                        <text:list-item>
                          <text:p text:style-name="P6">it took them down, and caught them with their claws, but Berry was able to get the Bugbear off just before a pair of Hobgoblins rushed them</text:p>
                        </text:list-item>
                        <text:list-item>
                          <text:p text:style-name="P6">The Hobgoblins probably would've pinned and caught them, but they were suddenly racked with the strange pulsing of the Ogrillon mutation, so Berry dove for Maple, and rolled both of them into the Ery</text:p>
                        </text:list-item>
                        <text:list-item>
                          <text:p text:style-name="P6">They let the current take them and came up every so often for air</text:p>
                        </text:list-item>
                        <text:list-item>
                          <text:p text:style-name="P6">They thought they'd managed to get away, and so came out on the West bank of the river, and started hobbling along, which is when Cedar found them</text:p>
                        </text:list-item>
                      </text:list>
                    </text:list-item>
                  </text:list>
                </text:list-item>
              </text:list>
            </text:list-item>
            <text:list-item>
              <text:p text:style-name="P8">Blight/Berserkers</text:p>
              <text:list>
                <text:list-item>
                  <text:p text:style-name="P6">They'd the effects of the blight before, but they'd never seen it cause anyone to go berserk</text:p>
                </text:list-item>
              </text:list>
            </text:list-item>
          </text:list>
        </text:list-item>
      </text:list>
      <text:p text:style-name="P3"><text:soft-page-break/></text:p>
      <text:list xml:id="list30631121" text:continue-numbering="true" text:style-name="L1">
        <text:list-item>
          <text:p text:style-name="P8">Thunderfeet (Bajok Jask – <text:span text:style-name="T2">Goliath, Barbarian, </text:span>Eldeth Skrangval<text:span text:style-name="T2"> – Wood Elf, Ranger, </text:span>Dweomer Keth<text:span text:style-name="T2"> – Gnome, Rogue)</text:span></text:p>
          <text:list>
            <text:list-item>
              <text:p text:style-name="P6">Will engage with Nyx, and ask her for information about her convoy</text:p>
              <text:list>
                <text:list-item>
                  <text:p text:style-name="P6">When she tells them who she is, they're immediately endeared to her by virtue of her being a Shamog</text:p>
                </text:list-item>
                <text:list-item>
                  <text:p text:style-name="P6">They served with her older brother Bryx</text:p>
                  <text:list>
                    <text:list-item>
                      <text:p text:style-name="P6">“Dweemer! Eldy! Get a load'a this it's lil' Nyx Shamog!”</text:p>
                    </text:list-item>
                    <text:list-item>
                      <text:p text:style-name="P6">Dweomer and Eldeth will come over and the three of them will talk about Thunderfoot stuff</text:p>
                      <text:list>
                        <text:list-item>
                          <text:p text:style-name="P6">they'll tell her about their assignment: </text:p>
                          <text:list>
                            <text:list-item>
                              <text:p text:style-name="P6">transporting the carriage outside from Peculiar Manor, then going back down for another</text:p>
                            </text:list-item>
                          </text:list>
                        </text:list-item>
                        <text:list-item>
                          <text:p text:style-name="P6">they'll ask about what happened with her:</text:p>
                          <text:list>
                            <text:list-item>
                              <text:p text:style-name="P6">they'd been expecting to hand this carriage off to her convoy</text:p>
                            </text:list-item>
                            <text:list-item>
                              <text:p text:style-name="P6">if Nyx doesn't mention Nimranth, Eldeth will ask about him</text:p>
                            </text:list-item>
                          </text:list>
                        </text:list-item>
                        <text:list-item>
                          <text:p text:style-name="P6">they'll all be shocked to hear about Nimranth, and Dweomer will tell Nyx that they can't believe he'd turn coat</text:p>
                        </text:list-item>
                      </text:list>
                    </text:list-item>
                    <text:list-item>
                      <text:p text:style-name="P6">they'll tell her where the local Thunderfoot office is that she can report to</text:p>
                      <text:list>
                        <text:list-item>
                          <text:p text:style-name="P6">just up the main road, couple doors down from the Marshall station</text:p>
                        </text:list-item>
                      </text:list>
                    </text:list-item>
                  </text:list>
                </text:list-item>
              </text:list>
            </text:list-item>
          </text:list>
        </text:list-item>
      </text:list>
      <text:p text:style-name="P3"/>
      <text:list xml:id="list30637636" text:continue-numbering="true" text:style-name="L1">
        <text:list-item>
          <text:p text:style-name="P8">What Faceless knows about Darsis</text:p>
          <text:list>
            <text:list-item>
              <text:p text:style-name="P6">He is the ward of Ingvald and Molly Wimbly, who he was set up with by Thom Dratch</text:p>
            </text:list-item>
            <text:list-item>
              <text:p text:style-name="P6">Disappearance</text:p>
              <text:list>
                <text:list-item>
                  <text:p text:style-name="P6">Was out running an errand when he saw a dog limping into an alleyway</text:p>
                </text:list-item>
                <text:list-item>
                  <text:p text:style-name="P6">Went to follow it and the next thing he knew everything went dark and stuffy, and there was a weird smell</text:p>
                </text:list-item>
                <text:list-item>
                  <text:p text:style-name="P6">In the few rare moments he woke from his sedation, he'd hear his captors saying things like:</text:p>
                  <text:list>
                    <text:list-item>
                      <text:p text:style-name="P6">“Father will be very proud.”</text:p>
                    </text:list-item>
                    <text:list-item>
                      <text:p text:style-name="P6">“We will have a new brother soon”</text:p>
                    </text:list-item>
                  </text:list>
                </text:list-item>
                <text:list-item>
                  <text:p text:style-name="P6">Eventually he woke up for longer than normal and heard</text:p>
                  <text:list>
                    <text:list-item>
                      <text:p text:style-name="P6">“That was the last of it. He must not escape. If we fail to bring him to our brothers, Father will be very angry.”</text:p>
                    </text:list-item>
                  </text:list>
                </text:list-item>
                <text:list-item>
                  <text:p text:style-name="P6">As he continued to regain consciousness, knowing his captors had run out of sedative, he eventually managed to escape</text:p>
                  <text:list>
                    <text:list-item>
                      <text:p text:style-name="P6">cut the ropes binding him on the sharp fur of the hound whose back he'd been tied to</text:p>
                    </text:list-item>
                  </text:list>
                </text:list-item>
                <text:list-item>
                  <text:p text:style-name="P6">He ran until eventually running straight into Faceless, </text:p>
                </text:list-item>
                <text:list-item>
                  <text:p text:style-name="P6">Faceless helped Darsis defeat the pursuers, and then at Faceless' request, swore on the names of his adoptive parents and the Dratch's that he would do a turn of protection for someone in the future </text:p>
                </text:list-item>
                <text:list-item>
                  <text:p text:style-name="P6">He then continued turned North, and eventually vanished into the forest</text:p>
                </text:list-item>
              </text:list>
            </text:list-item>
          </text:list>
        </text:list-item>
      </text:list>
      <text:p text:style-name="P3"/>
      <text:list xml:id="list30634796" text:continue-numbering="true" text:style-name="L1">
        <text:list-item>
          <text:p text:style-name="P8">Earnest and Beckett “Gilcuddy”</text:p>
          <text:list>
            <text:list-item>
              <text:p text:style-name="P6">Earnest is the Guard who followed the PCs into the pub with Bajok</text:p>
            </text:list-item>
            <text:list-item>
              <text:p text:style-name="P6">Will either introduce himself, or “offhandedly/unconcernedly” offer his name as “Earnest <text:soft-page-break/>Gillcuddy”</text:p>
              <text:list>
                <text:list-item>
                  <text:p text:style-name="P6">“Of Gilcuddy's bakery just a mile or two down the road...finest apple tarts this side o' the Nyr Dyv...Ma and pa run that store since before I was born and if things keep going like this maybe even after I'm gone...heh...bit of a...dark...thought there I guess well anyway! Erm...where was I? Oh right uh...Gilcuddy, Earnest Gillcuddy”</text:p>
                </text:list-item>
              </text:list>
            </text:list-item>
            <text:list-item>
              <text:p text:style-name="P6">Will mostly stand by and listen to the PC's conversation with Berry, Maple, and the Thunderfoots</text:p>
              <text:list>
                <text:list-item>
                  <text:p text:style-name="P6">Will offer input as the other conversations are going on to make him seem trustworthy</text:p>
                  <text:list>
                    <text:list-item>
                      <text:p text:style-name="P6">Will denounce Darvin, and act genuinely flabbergasted by the violence</text:p>
                    </text:list-item>
                  </text:list>
                </text:list-item>
              </text:list>
            </text:list-item>
            <text:list-item>
              <text:p text:style-name="P6">After a bit, Beckett Locklear, who he'll introduce as Beckett Gilcuddy, will show up</text:p>
              <text:list>
                <text:list-item>
                  <text:p text:style-name="P6">“Aye Beckett, come give these fine folks your best Gilcuddy hello”</text:p>
                </text:list-item>
              </text:list>
            </text:list-item>
            <text:list-item>
              <text:p text:style-name="P6">Eventually Earnest will try to convince the PC's to come in to make a statement at the Marshall's office</text:p>
              <text:list>
                <text:list-item>
                  <text:p text:style-name="P6">He'll thank them for what they did, apologize for the misunderstanding, and say he knows they're innocent, but he'd just like to make sure this is all down on paper so they can be better prepared and have square one for an investigation</text:p>
                </text:list-item>
                <text:list-item>
                  <text:p text:style-name="P6">He'll say he can protect the riders and have them treated at the Station's infirmary</text:p>
                </text:list-item>
                <text:list-item>
                  <text:p text:style-name="P6">He'll offer to Nyx that he can show her to the Thunderfoot office after that</text:p>
                </text:list-item>
                <text:list-item>
                  <text:p text:style-name="P6">Earnest will be open to the PC's doing what they want first, but try as subtly as possible to make sure he leaves with Maple and Berry</text:p>
                  <text:list>
                    <text:list-item>
                      <text:p text:style-name="P6">He knows about the plan to ambush them, and is trying to kidnap them after the Sons of Vecna gambit failed</text:p>
                    </text:list-item>
                  </text:list>
                </text:list-item>
              </text:list>
            </text:list-item>
          </text:list>
        </text:list-item>
      </text:list>
      <text:p text:style-name="P3"/>
      <text:list xml:id="list30651369" text:continue-numbering="true" text:style-name="L1">
        <text:list-item>
          <text:p text:style-name="P8">Grant Scramblewise</text:p>
          <text:list>
            <text:list-item>
              <text:p text:style-name="P8">Starts coughing</text:p>
              <text:list>
                <text:list-item>
                  <text:p text:style-name="P6">As Beckett scrambles clumsily through the brush looking for them, Snas notices Grant's breaths have become a bit spasmodic, and if he looks over, sees Mimeo covering his mouth</text:p>
                </text:list-item>
                <text:list-item>
                  <text:p text:style-name="P6">Snas can recognize that this cough is like his mother's</text:p>
                </text:list-item>
                <text:list-item>
                  <text:p text:style-name="P6">“Pretty standard-issue asthma my guy”</text:p>
                  <text:list>
                    <text:list-item>
                      <text:p text:style-name="P6">“Inflammation and narrowing of the bronchial tubes, leading to airflow limitation”</text:p>
                    </text:list-item>
                    <text:list-item>
                      <text:p text:style-name="P6">If Snas doesn't get it, Grant will reach out and start to lightly choke him</text:p>
                      <text:list>
                        <text:list-item>
                          <text:p text:style-name="P6">“basically like that on the inside”</text:p>
                        </text:list-item>
                      </text:list>
                    </text:list-item>
                    <text:list-item>
                      <text:p text:style-name="P9">Grant's meds are a combination of a corticosteroid (antiflammatory) and a small does of benzodiazepine (alprazolam/Xanax)</text:p>
                    </text:list-item>
                    <text:list-item>
                      <text:p text:style-name="P6">His anxiety + respiratory issues can create a vicious cycle, which each of those substances addresses in its turn</text:p>
                    </text:list-item>
                  </text:list>
                </text:list-item>
              </text:list>
            </text:list-item>
            <text:list-item>
              <text:p text:style-name="P8">Grant will tell Snas everything he knows and thinks about the Bluecrests</text:p>
              <text:list>
                <text:list-item>
                  <text:p text:style-name="P6">Bluecrest pharmaceuticals mass-produce crucial medications that are half-as-effective at twice the price</text:p>
                  <text:list>
                    <text:list-item>
                      <text:p text:style-name="P6">Bluecrest has factories all over the place, whereas Old Peculiar keeps production limited to Peculiar Manor</text:p>
                    </text:list-item>
                    <text:list-item>
                      <text:p text:style-name="P6">Bluecrest antagonizes Old Peculiar pretty hard, and does as much as they can to get in their way</text:p>
                    </text:list-item>
                    <text:list-item>
                      <text:p text:style-name="P6">Infamous for various unethical practices, including animal-testing</text:p>
                    </text:list-item>
                  </text:list>
                </text:list-item>
                <text:list-item>
                  <text:p text:style-name="P6">Darvin Locklear is Wolfram Bluecrest's nephew – son of Woflram's sister Ophelia and <text:soft-page-break/>her husband Darvin Senior</text:p>
                  <text:list>
                    <text:list-item>
                      <text:p text:style-name="P6">The Locklear's are the biggest financiers in Greyhawk, having made a fortune in real-estate in Greyhawk, and the majority shareholders of Bluecrest Pharmaceuticals</text:p>
                    </text:list-item>
                    <text:list-item>
                      <text:p text:style-name="P6">The Locklear's use their influence and money to tip the scales to Bluecrest's interests in a number of ways</text:p>
                      <text:list>
                        <text:list-item>
                          <text:p text:style-name="P6">Pay lobbyists to influence politicians to make certain substances require special permits to handle, and if the Bluecrest's aren't grandfathered in, they grease the palms of the people writing the permits</text:p>
                        </text:list-item>
                        <text:list-item>
                          <text:p text:style-name="P6">Pay lawyers to ruthlessly protect Bluecrest IP</text:p>
                          <text:list>
                            <text:list-item>
                              <text:p text:style-name="P6">Ishmael Luchtenduft famously left the company after realizing how corrupt they were, and went to work for Old Peculiar, where he's unable to use a lot of his own research because of Bluecrest's IP stranglehold</text:p>
                            </text:list-item>
                          </text:list>
                        </text:list-item>
                      </text:list>
                    </text:list-item>
                  </text:list>
                </text:list-item>
              </text:list>
            </text:list-item>
            <text:list-item>
              <text:p text:style-name="P8">He wants to investigate the nearby Bluecrest Manor</text:p>
              <text:list>
                <text:list-item>
                  <text:p text:style-name="P6">He doesn't necessarily think they're responsible for the blight, though he wouldn't put it past them, but he does think they're the reason for these berserkers</text:p>
                  <text:list>
                    <text:list-item>
                      <text:p text:style-name="P6">He takes the attacks happening this close to the manor as validation of his hunch</text:p>
                    </text:list-item>
                    <text:list-item>
                      <text:p text:style-name="P6">He's betting they're trying to get to a cure before anyone else, and doing so through ethically dubious means</text:p>
                      <text:list>
                        <text:list-item>
                          <text:p text:style-name="P8">In fact: <text:span text:style-name="T2">John has managed to contaminate some shipments of lab supplies from Greyhawk with the Vecna Serum, in order to frame the Bluecrests</text:span></text:p>
                          <text:list>
                            <text:list-item>
                              <text:p text:style-name="P6">Grant is trying to infiltrate the manor for two reasons:</text:p>
                              <text:list>
                                <text:list-item>
                                  <text:p text:style-name="P6">1. To find out what they know about The Green Rose</text:p>
                                </text:list-item>
                                <text:list-item>
                                  <text:p text:style-name="P6">2. If he's not actually working for John, then to prove his hypothesis that the Bluecrest's experiments are what is causing the blight to level up</text:p>
                                </text:list-item>
                              </text:list>
                            </text:list-item>
                            <text:list-item>
                              <text:p text:style-name="P6">When the PCs make it to the lab, among the stuff that will give them their first clue towards the Rose, they'll also see boxes with logos from labs in Greyhawk, which will provide an investigation hook for Greyhawk</text:p>
                            </text:list-item>
                          </text:list>
                        </text:list-item>
                      </text:list>
                    </text:list-item>
                    <text:list-item>
                      <text:p text:style-name="P6">If Cedar were there, she'd be able to say she saw this happening in Cairn, which puts some strain on that hypotehsis</text:p>
                    </text:list-item>
                  </text:list>
                </text:list-item>
                <text:list-item>
                  <text:p text:style-name="P6">Especially strange that a Juvenille Shadow Dragon would have come up from the Underdark</text:p>
                </text:list-item>
              </text:list>
            </text:list-item>
            <text:list-item>
              <text:p text:style-name="P8">Once Earnest and Beckett have control of the situation (PCs are inside the station, or have let Earnest and Beckett go with Maple and Berry), Grant will tell Snas about them </text:p>
              <text:list>
                <text:list-item>
                  <text:p text:style-name="P6">The Two Ford Marshalls are in the pocket of the Bluecrests, and he thinks they orchestrated the ambush on the Peculiar Convoy</text:p>
                  <text:list>
                    <text:list-item>
                      <text:p text:style-name="P6">“those are the fuckers that I was trying to get your friends away from”</text:p>
                    </text:list-item>
                    <text:list-item>
                      <text:p text:style-name="P6">“Beckett is that lumbering douchebucket who chased after you...fortunately for us he couldn't find his dick with his own hand...probably why he's always such a douchebucket”</text:p>
                    </text:list-item>
                  </text:list>
                </text:list-item>
              </text:list>
            </text:list-item>
          </text:list>
        </text:list-item>
      </text:list>
      <text:p text:style-name="P3"/>
      <text:list xml:id="list30648785" text:continue-numbering="true" text:style-name="L1">
        <text:list-item>
          <text:p text:style-name="P8">Returning to the rest of the PCs, </text:p>
          <text:list>
            <text:list-item>
              <text:p text:style-name="P6">If they didn't go with him, and they decide to go after them, they won't be able to find any of them (Maple, Berry, Earnest, or Beckett)</text:p>
            </text:list-item>
            <text:list-item>
              <text:p text:style-name="P6">If they went with him, he'll outright betray them, locking them somewhere in the station away from Maple and Berry</text:p>
              <text:list>
                <text:list-item>
                  <text:p text:style-name="P6">If this happens, the next scene will not be Bluecrest Manor, but a jailbreak, OR this will <text:soft-page-break/>send them to the Bluecrest Manor dungeon OR the jailbreak will further convince them to go to Bluecrest</text:p>
                  <text:list>
                    <text:list-item>
                      <text:p text:style-name="P6">If Snas remembers the mental connection, he can check in on Thom, or Thom can try to signal him from inside the cell like he did last time</text:p>
                    </text:list-item>
                    <text:list-item>
                      <text:p text:style-name="P6">Snas, Grant and Mimeo will help break the rest of the PCs out of jail</text:p>
                    </text:list-item>
                    <text:list-item>
                      <text:p text:style-name="P6">Thom can also call Kathra-Lynn from the jail</text:p>
                      <text:list>
                        <text:list-item>
                          <text:p text:style-name="P6">“Oh yea? Been a while since you've booked a stay at the old iron bar inn what'd you do this time?”</text:p>
                          <text:list>
                            <text:list-item>
                              <text:p text:style-name="P6">As a social worker Thom has gotten swept up in this kind of thing before, so Kathra-Lynn won't be all that worried, but it's become much less frequent of an occurence and more or less stopped since the Flaeness settled into peace</text:p>
                            </text:list-item>
                          </text:list>
                        </text:list-item>
                      </text:list>
                    </text:list-item>
                  </text:list>
                </text:list-item>
              </text:list>
            </text:list-item>
          </text:list>
          <text:p text:style-name="P4"/>
          <text:p text:style-name="P4">NPCs</text:p>
          <text:p text:style-name="P4"/>
        </text:list-item>
        <text:list-item>
          <text:p text:style-name="P9">Grant Scramblewise and Mimeo</text:p>
        </text:list-item>
        <text:list-item>
          <text:p text:style-name="P9">Old Peculiar Convoy</text:p>
          <text:list>
            <text:list-item>
              <text:p text:style-name="P9">Dweomer Keth (Gnome, Rogue) &lt; <text:span text:style-name="T3">Common Sign, but the voice is kind of dusky and mystical</text:span></text:p>
            </text:list-item>
            <text:list-item>
              <text:p text:style-name="P9">Bajok Jask (Goliath, Barbarian) &lt; <text:span text:style-name="T3">Gronk</text:span></text:p>
            </text:list-item>
            <text:list-item>
              <text:p text:style-name="P9">Eldeth Skrangval (Wood Elf, Ranger) &lt; <text:span text:style-name="T3">Kim Kitsuragi</text:span></text:p>
            </text:list-item>
            <text:list-item>
              <text:p text:style-name="P9">Grinnus Mishann (Human, Driver)</text:p>
            </text:list-item>
          </text:list>
        </text:list-item>
        <text:list-item>
          <text:p text:style-name="P9">Riders of the Rose</text:p>
          <text:list>
            <text:list-item>
              <text:p text:style-name="P9">Maple Telly</text:p>
            </text:list-item>
            <text:list-item>
              <text:p text:style-name="P9">Berry Pellreede</text:p>
            </text:list-item>
          </text:list>
        </text:list-item>
        <text:list-item>
          <text:p text:style-name="P9">Marshalls</text:p>
          <text:list>
            <text:list-item>
              <text:p text:style-name="P9">Earnest Bluecrest</text:p>
            </text:list-item>
            <text:list-item>
              <text:p text:style-name="P9">Beckett Locklear</text:p>
            </text:list-item>
          </text:list>
        </text:list-item>
      </text:list>
      <text:p text:style-name="P3"/>
      <text:list xml:id="list3360343346931863363" text:style-name="L2">
        <text:list-item>
          <text:p text:style-name="P7">After the PCs have been kidnapped, Mimeo will leap at one of the guards to try to initiate an escape, but the Guard will catch Mimeo by the strap, and slam them on a nearby rock, causing them to go limp, then throw them in the Selintan</text:p>
          <text:list>
            <text:list-item>
              <text:p text:style-name="P7">This will make is so that Mimeo can't help Grant with asthma attacks in the future</text:p>
            </text:list-item>
          </text:list>
        </text:list-item>
      </text:list>
      <text:p text:style-name="P3"/>
      <text:p text:style-name="P3"/>
      <text:p text:style-name="P3"><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30T10:37:58.81</dc:date>
    <dc:creator>Paul Paroczai</dc:creator>
    <meta:editing-duration>PT18H33M49S</meta:editing-duration>
    <meta:editing-cycles>95</meta:editing-cycles>
    <meta:document-statistic meta:table-count="0" meta:image-count="0" meta:object-count="0" meta:page-count="6" meta:paragraph-count="153" meta:word-count="2653" meta:character-count="14241"/>
  </office:meta>
</office:document-meta>
</file>